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1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1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1">
      <style:text-properties fo:font-weight="normal" style:font-weight-asian="normal" style:font-weight-complex="normal"/>
    </style:style>
    <style:style style:name="ce18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0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6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6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7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7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7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86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88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8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9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9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95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98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9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00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02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05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0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07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09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1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12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13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1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1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16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1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2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2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2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2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2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2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3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3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3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4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4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49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5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56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64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66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67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68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7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7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7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7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7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8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8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88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94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8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9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7:38:45.1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2-21T17:06:48.973000000</dc:date>
    <meta:editing-duration>P25DT5H13M49S</meta:editing-duration>
    <meta:editing-cycles>703</meta:editing-cycles>
    <meta:generator>LibreOffice/4.4.7.2$Windows_x86 LibreOffice_project/f3153a8b245191196a4b6b9abd1d0da16eead600</meta:generator>
    <meta:document-statistic meta:table-count="3" meta:cell-count="2530" meta:object-count="0"/>
  </office:meta>
</office:document-meta>
</file>